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うしてガウラと共に視察へ出るのも、
数ヶ月ぶり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致し方ありません。　近頃の魔物活発化は
　例年にない異常事態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日のデニ砂漠騒動など、デザート
　レンジャーの救援なしでは収拾が
　付かなかったでしょ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原因がつかめず、研究者たちも手を焼いて
おるそう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にぶん、初めてのことです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姫、出発前のお話な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ああ、今回の視察の理由じゃ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存知のとおり、各地で魔物の被害が相次ぐ
　最中、まして地下道を徒歩で通過しなければ
　たどりつけない熾天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ったいな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各地で魔物被害、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じゃ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も知っておろう？　かつて魔物とその
統率者を、天の使いの力を振るい仕留め、世に
平和をもたらしたとされる、熾天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いったいどこで、その強力な力を
授か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　これから向かう熾天宮こそが、その
　伝承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！？　姫、まさか・・・熾天宮へ行く目的と
　言うのは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天の使いの力を授かるためだと言うのですか
　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っ！　何を申しておるガウ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熾天少女になると言うのか？
そんなわけなかろう！！　ふふふふ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ち、違うの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てっき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目的としてはそれに近いかもしれぬが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今の魔物騒動は件数を増すばか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我々には魔物を倒す力が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れば、天の使いの力の起源とされる
熾天宮に、魔物打破の鍵があると考えられる
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を探すために、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して見つかるようなモノではないじゃろうが、
ワラワのように、神殿に何の知識もない者が
見たほうが、新たな発見があるや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ことからやって行きたい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姫なりに国を案じておられる
　の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・・・と、どうやらヒャム地下道に到着した
　よ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こからは徒歩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か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